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4" style:family="paragraph" style:parent-style-name="Nivel1" style:master-page-name="Pagina">
      <style:paragraph-properties style:page-number="auto"/>
    </style:style>
    <style:style style:name="P5" style:family="paragraph" style:parent-style-name="TablaContenidosDemostrativo" style:master-page-name="Pagina">
      <style:paragraph-properties style:page-number="auto"/>
    </style:style>
    <style:style style:name="P6" style:family="paragraph" style:parent-style-name="Textos" style:master-page-name="Pagina">
      <style:paragraph-properties style:page-number="auto"/>
    </style:style>
    <style:style style:name="P7" style:family="paragraph" style:parent-style-name="Textos">
      <style:text-properties officeooo:rsid="0019edf6" officeooo:paragraph-rsid="0019edf6"/>
    </style:style>
    <style:style style:name="P8" style:family="paragraph" style:parent-style-name="Textos">
      <style:text-properties officeooo:paragraph-rsid="0019edf6"/>
    </style:style>
    <style:style style:name="P9" style:family="paragraph" style:parent-style-name="CuerpoTabla">
      <style:text-properties officeooo:rsid="0019edf6" officeooo:paragraph-rsid="0019edf6"/>
    </style:style>
    <style:style style:name="P10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ed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0.<text:span text:style-name="T3">15</text:span></text:p>
      <text:p text:style-name="Standard"/>
      <text:p text:style-name="SubtituloPortadaYDemostrativos">Tipo de documento: Acta</text:p>
      <text:p text:style-name="SubtituloPortadaYDemostrativos"><text:span text:style-name="T3">26</text:span>/<text:span text:style-name="T1">02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3">15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3">26</text:span>/<text:span text:style-name="T1">02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6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3">26</text:span>/<text:span text:style-name="T1">02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3">26</text:span>/<text:span text:style-name="T1">02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5">Tabla de contenido</text:p>
          </text:index-title>
          <text:p text:style-name="P10"><text:a xlink:type="simple" xlink:href="#__RefHeading__1803_1352885363" text:style-name="Index_20_Link" text:visited-style-name="Index_20_Link">Datos de la reunión:<text:tab/>4</text:a></text:p>
          <text:p text:style-name="P11"><text:a xlink:type="simple" xlink:href="#__RefHeading__744_302876939" text:style-name="Index_20_Link" text:visited-style-name="Index_20_Link">Tabla 01. Datos de la reunión, 2014<text:tab/>4</text:a></text:p>
          <text:p text:style-name="P10"><text:a xlink:type="simple" xlink:href="#__RefHeading__746_302876939" text:style-name="Index_20_Link" text:visited-style-name="Index_20_Link">Puntos del orden del día:<text:tab/>4</text:a></text:p>
          <text:p text:style-name="P10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4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3">26</text:span>/<text:span text:style-name="T1">02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CuerpoTabla">1<text:span text:style-name="T3">5</text:span>:<text:span text:style-name="T3">40</text:span>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CuerpoTabla">1<text:span text:style-name="T3">6</text:span>:<text:span text:style-name="T3">3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  <text:p text:style-name="P9">Raú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7">Comenzó la reunión con una breve explicación de como va la tarea pendiente de la versión tres del cd de parseado . En el cual se decidió cambiarla un poco, es decir , el script pide por teclado la identificación del usuario ( que será generado por la herramienta para cada uno ) y si este está existe en la Base de datos se procede a ejecutar el resto del script sino se cancela. Otra cosa mas es guardar la ip y la fecha(incluida la hora).</text:p>
      <text:p text:style-name="P7">Tarea para Manuel , bajar los restos de despiece de los equipos al almacén del sótano, a realizarla en la fecha de hoy.</text:p>
      <text:p text:style-name="P7">Raúl dejó claro que tengamos cuidado con las placas 7181 que ahora mismo están funcionando pero pueden fallar y que usemos en su caso las de la versión anterior.</text:p>
      <text:p text:style-name="P7">Luego se procedió a ver los diseños de los armarios.</text:p>
      <text:p text:style-name="P7"/>
      <text:p text:style-name="P7"><text:soft-page-break/>Los experimentos de agua y aire con pentium 4 están listos. El de aire está realizando ya las pruebas y los de agua hay que reiniciarlos y ya empiezan también a hacer las pruebas.</text:p>
      <text:p text:style-name="P7">De acuerdo a lo anteriormente hablado se vuelve a recalcar la composición a nivel de tipos de procesadores de los armarios que vamos a construir que son :</text:p>
      <text:p text:style-name="P7">40 AMD Semprom</text:p>
      <text:p text:style-name="P7">40 Pentium 4</text:p>
      <text:p text:style-name="P7">20 del Cesga</text:p>
      <text:p text:style-name="P7">20 Athlon</text:p>
      <text:p text:style-name="P7">Con lo cual hace una suma de 6 armarios ( 2 Semprom ,2 Pentium 4,1 Cesga y 1 Athlon)</text:p>
      <text:p text:style-name="P7">Visto lo anterior ,otra tarea nueva es la de ir subiendo en grupos de 20 ,que serán los componentes de cada armario al City y si no se completa los 20 equipos de cada tipo de armario mirar lo que podemos completar de ellos y luego las piezas u componentes que nos harían falta para tener completado todo ,esta tarea a poder ser posible realizarla antes de que acaba esta semana.</text:p>
      <text:p text:style-name="P8"><text:span text:style-name="T3">Roberto para la semana que viene va venir con la distro para colocar en los appliance. Y luego en una semana se dedicará exclusivamente a montarlos.</text:span></text:p>
      <text:p text:style-name="P7">Y una última tarea para Roberto y Manuel ,que es la de buscar un equipo electrónico que nos de la capacidad eléctrica para conectar 20 equipos( un transformador)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2-26T16:58:04.725621603</dc:date>
    <dc:creator>Manuel </dc:creator>
    <meta:document-statistic meta:table-count="5" meta:image-count="3" meta:object-count="0" meta:page-count="5" meta:paragraph-count="77" meta:word-count="528" meta:character-count="2952" meta:non-whitespace-character-count="2460"/>
  </office:meta>
</office:document-meta>
</file>